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336400001042000002AEBC3335B3.svg" manifest:media-type="image/svg+xml"/>
  <manifest:file-entry manifest:full-path="Pictures/100000010000009D0000001AAF3877F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automatic-styles>
    <style:style style:name="Tabla7" style:family="table">
      <style:table-properties style:width="17cm" table:align="margins" style:writing-mode="lr-tb"/>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writing-mode="lr-tb"/>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writing-mode="page"/>
    </style:style>
    <style:style style:name="Tabla3" style:family="table">
      <style:table-properties style:width="17cm" table:align="margins"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P1" style:family="paragraph" style:parent-style-name="Footer">
      <style:text-properties officeooo:paragraph-rsid="0037e73e"/>
    </style:style>
    <style:style style:name="P2" style:family="paragraph" style:parent-style-name="Source_20_Code">
      <style:text-properties officeooo:paragraph-rsid="0007b748"/>
    </style:style>
    <style:style style:name="P3" style:family="paragraph" style:parent-style-name="Source_20_Code">
      <style:text-properties officeooo:paragraph-rsid="001639e1"/>
    </style:style>
    <style:style style:name="P4" style:family="paragraph" style:parent-style-name="Source_20_Code">
      <style:text-properties officeooo:paragraph-rsid="00220ff1"/>
    </style:style>
    <style:style style:name="P5" style:family="paragraph" style:parent-style-name="Source_20_Code">
      <style:text-properties officeooo:paragraph-rsid="002300c2"/>
    </style:style>
    <style:style style:name="P6" style:family="paragraph" style:parent-style-name="Text_20_body">
      <style:text-properties officeooo:paragraph-rsid="00132c46"/>
    </style:style>
    <style:style style:name="P7" style:family="paragraph" style:parent-style-name="Text_20_body">
      <style:text-properties officeooo:paragraph-rsid="0013480f"/>
    </style:style>
    <style:style style:name="P8" style:family="paragraph" style:parent-style-name="Text_20_body">
      <style:text-properties officeooo:rsid="0013e0dc" officeooo:paragraph-rsid="0013e0dc"/>
    </style:style>
    <style:style style:name="P9" style:family="paragraph" style:parent-style-name="Text_20_body">
      <style:text-properties officeooo:rsid="00205d5f" officeooo:paragraph-rsid="00205d5f"/>
    </style:style>
    <style:style style:name="P10" style:family="paragraph" style:parent-style-name="Text_20_body">
      <style:text-properties officeooo:rsid="00205d5f" officeooo:paragraph-rsid="00208862"/>
    </style:style>
    <style:style style:name="P11" style:family="paragraph" style:parent-style-name="Text_20_body">
      <style:text-properties officeooo:paragraph-rsid="00205d5f"/>
    </style:style>
    <style:style style:name="P12" style:family="paragraph" style:parent-style-name="Text_20_body">
      <style:text-properties officeooo:paragraph-rsid="00208862"/>
    </style:style>
    <style:style style:name="P13" style:family="paragraph" style:parent-style-name="Text_20_body">
      <style:text-properties officeooo:rsid="00220ff1" officeooo:paragraph-rsid="00220ff1"/>
    </style:style>
    <style:style style:name="P14" style:family="paragraph" style:parent-style-name="Footer">
      <style:text-properties officeooo:paragraph-rsid="0037e73e"/>
    </style:style>
    <style:style style:name="P15" style:family="paragraph" style:parent-style-name="Heading_20_2">
      <style:text-properties officeooo:paragraph-rsid="00249b5b"/>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049638" style:font-size-asian="10.5pt"/>
    </style:style>
    <style:style style:name="T5" style:family="text">
      <style:text-properties style:font-name="Fabrikat" fo:font-size="13pt" officeooo:rsid="00102c1f" style:font-size-asian="10.5pt"/>
    </style:style>
    <style:style style:name="T6" style:family="text">
      <style:text-properties style:font-name="Fabrikat" fo:font-size="13pt" officeooo:rsid="00132c46" style:font-size-asian="10.5pt"/>
    </style:style>
    <style:style style:name="T7" style:family="text">
      <style:text-properties style:font-name="Fabrikat" fo:font-size="13pt" officeooo:rsid="0013480f" style:font-size-asian="10.5pt"/>
    </style:style>
    <style:style style:name="T8" style:family="text">
      <style:text-properties style:font-name="Fabrikat" fo:font-size="13pt" officeooo:rsid="0017a8ad" style:font-size-asian="10.5pt"/>
    </style:style>
    <style:style style:name="T9" style:family="text">
      <style:text-properties style:font-name="Fabrikat" fo:font-size="13pt" officeooo:rsid="00208862" style:font-size-asian="10.5pt"/>
    </style:style>
    <style:style style:name="T10" style:family="text">
      <style:text-properties style:font-name="Fabrikat" fo:font-size="13pt" officeooo:rsid="00220ff1" style:font-size-asian="10.5pt"/>
    </style:style>
    <style:style style:name="T11" style:family="text">
      <style:text-properties officeooo:rsid="003b54cc"/>
    </style:style>
    <style:style style:name="T12" style:family="text">
      <style:text-properties officeooo:rsid="0012abe4"/>
    </style:style>
    <style:style style:name="T13" style:family="text">
      <style:text-properties officeooo:rsid="0037e73e"/>
    </style:style>
    <style:style style:name="T14" style:family="text">
      <style:text-properties officeooo:rsid="003fd78e"/>
    </style:style>
    <style:style style:name="T15" style:family="text">
      <style:text-properties officeooo:rsid="00049638"/>
    </style:style>
    <style:style style:name="T16"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17"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18" style:family="text">
      <style:text-properties officeooo:rsid="00132c46"/>
    </style:style>
    <style:style style:name="T19" style:family="text">
      <style:text-properties officeooo:rsid="0013480f"/>
    </style:style>
    <style:style style:name="T20" style:family="text">
      <style:text-properties officeooo:rsid="0013e0dc"/>
    </style:style>
    <style:style style:name="T21" style:family="text">
      <style:text-properties style:font-name="Linux Biolinum Keyboard" officeooo:rsid="0013e0dc" style:font-name-asian="Linux Biolinum Keyboard" style:font-name-complex="Linux Biolinum Keyboard"/>
    </style:style>
    <style:style style:name="T22" style:family="text">
      <style:text-properties style:font-name="Chivo Black" fo:font-size="18pt" fo:font-style="normal" fo:font-weight="bold" officeooo:rsid="001e9f31" fo:background-color="transparent" loext:char-shading-value="0" style:font-name-asian="Microsoft YaHei" style:font-size-asian="18pt" style:language-asian="zxx" style:country-asian="none" style:font-weight-asian="bold" style:font-name-complex="Mangal1" style:font-size-complex="18pt" style:language-complex="zxx" style:country-complex="none" style:font-weight-complex="bold"/>
    </style:style>
    <style:style style:name="T23" style:family="text">
      <style:text-properties officeooo:rsid="00205d5f"/>
    </style:style>
    <style:style style:name="T24" style:family="text">
      <style:text-properties fo:font-size="13pt" style:font-size-asian="10.5pt"/>
    </style:style>
    <style:style style:name="T25" style:family="text">
      <style:text-properties fo:font-size="13pt" officeooo:rsid="00208862" style:font-size-asian="10.5pt"/>
    </style:style>
    <style:style style:name="T26" style:family="text">
      <style:text-properties officeooo:rsid="00208862"/>
    </style:style>
    <style:style style:name="T27" style:family="text">
      <style:text-properties officeooo:rsid="00249b5b"/>
    </style:style>
    <style:style style:name="T28" style:family="text">
      <style:text-properties officeooo:rsid="000b2ba5"/>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ía de estilos de Python</text:p>
      <text:p text:style-name="Subtitle">PEP 8 <text:span text:style-name="T22">Condensado</text:span></text:p>
      <text:h text:style-name="Heading_20_2" text:outline-level="2">Introducción</text:h>
      <text:p text:style-name="P6"><text:span text:style-name="T6">La </text:span>guía de estilo de <text:span text:style-name="T18">Python </text:span>es un conjunto de recomendaciones sobre la forma de <text:span text:style-name="T18">estructurar y </text:span>dar formato a los programas. El interés de utilizar un estilo específico es facilitar la reutilización de código y la detección de errores <text:span text:style-name="T20">dentro de la comunidad</text:span>. <text:span text:style-name="T18">Cada lenguaje de programación establece con mayor o menor fuerza su estilo, pero independientemente del </text:span><text:span text:style-name="T7">mismo</text:span><text:span text:style-name="T18">, es </text:span>conveniente adoptar <text:span text:style-name="T7">su estilo </text:span>y utilizarlo de forma consistente.</text:p>
      <text:p text:style-name="P7"><text:span text:style-name="T19">Esta es una introducción a algunas de las recomendaciones de </text:span><text:span text:style-name="T7">la </text:span><text:span text:style-name="T19">guía de estilo oficial de Python cuyo original se encuentra aquí: </text:span><text:a xlink:type="simple" xlink:href="https://www.python.org/dev/peps/pep-0008/" text:style-name="Internet_20_link" text:visited-style-name="Visited_20_Internet_20_Link"><text:span text:style-name="T19">PEP 8</text:span></text:a><text:span text:style-name="T19">.</text:span></text:p>
      <text:h text:style-name="Heading_20_2" text:outline-level="2">Identificadores</text:h>
      <text:p text:style-name="P11">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9">Los nombres de las variables en minúscula y las constantes todas en mayúsculas.</text:p>
      <text:h text:style-name="Heading_20_2" text:outline-level="2">Sangrado</text:h>
      <text:p text:style-name="P8">La agrupación de sentencias en Python se hace con el sangrado, también conocida como indentación, por lo que es importante que esto sea consistente.</text:p>
      <text:p text:style-name="Text_20_body">Sangrar con espacios en vez de tabuladores (<text:span text:style-name="T4">Thonny por defecto</text:span> <text:span text:style-name="T4">usa </text:span>espacios cuando se <text:span text:style-name="T4">presiona la tecla de</text:span> tabulador <text:span text:style-name="T21"></text:span>).</text:p>
      <text:p text:style-name="Text_20_body">Usar 4 espacios para cada nivel de sangrado.</text:p>
      <text:h text:style-name="Heading_20_2" text:outline-level="2">Longitud de línea</text:h>
      <text:p text:style-name="Text_20_body">Las líneas no deben contener más de 79 caracteres. Si una línea tiene más de 79 caracteres, se debe dividir en varias líneas.</text:p>
      <text:p text:style-name="Source_20_Code"><text:soft-page-break/><text:span text:style-name="Source_20_Text">print("Esta línea es muy larga, tiene más de 79 caracteres, lo que dificulta su legibilidad")</text:span></text:p>
      <text:p text:style-name="Text_20_body">Se aconseja <text:span text:style-name="T15">usar una </text:span>sangría<text:span text:style-name="T15"> con </text:span>la<text:span text:style-name="T15">s</text:span> línea<text:span text:style-name="T15">s</text:span> partida<text:span text:style-name="T15">s</text:span> para distinguirla del resto del programa.</text:p>
      <text:p text:style-name="Text_20_body">Hay varias formas de <text:span text:style-name="T8">dividir</text:span> líneas:</text:p>
      <text:p text:style-name="Text_20_body">Si una expresión larga está entre paréntesis (o corchetes o llaves), la línea se puede partir en cualquier lugar, aunque se recomienda hacerlo después de comas o de un operador: </text:p>
      <text:p text:style-name="Text_20_body">En el caso de argumentos de funciones, se recomienda hacerlo después de una coma: </text:p>
      <text:p text:style-name="Source_20_Code"><text:span text:style-name="Source_20_Text"># </text:span><text:span text:style-name="Source_20_Text"><text:span text:style-name="T15">Alineada con el delimitador de apertura (paréntesis acá)</text:span></text:span></text:p>
      <text:p text:style-name="Source_20_Code"><text:span text:style-name="Source_20_Text">foo = </text:span><text:span text:style-name="Source_20_Text"><text:span text:style-name="T15">llamada_nombre_funcion_larga</text:span></text:span><text:span text:style-name="Source_20_Text">(var_</text:span><text:span text:style-name="Source_20_Text"><text:span text:style-name="T16">uno</text:span></text:span><text:span text:style-name="Source_20_Text">, var_</text:span><text:span text:style-name="Source_20_Text"><text:span text:style-name="T16">dos</text:span></text:span><text:span text:style-name="Source_20_Text">,</text:span></text:p>
      <text:p text:style-name="Source_20_Code"><text:span text:style-name="Source_20_Text"><text:s text:c="35"/>var_</text:span><text:span text:style-name="Source_20_Text"><text:span text:style-name="T16">tres</text:span></text:span><text:span text:style-name="Source_20_Text">, var_</text:span><text:span text:style-name="Source_20_Text"><text:span text:style-name="T16">cuatro</text:span></text:span><text:span text:style-name="Source_20_Text">)</text:span></text:p>
      <text:p text:style-name="Source_20_Code"><text:span text:style-name="Source_20_Text"># </text:span><text:span text:style-name="Source_20_Text"><text:span text:style-name="T15">Con más indentación como para diferenciarlo del resto</text:span></text:span></text:p>
      <text:p text:style-name="P3"><text:span text:style-name="Source_20_Text">def </text:span><text:span text:style-name="Source_20_Text"><text:span text:style-name="T15">otro_nombre_funcion_larg</text:span></text:span><text:span text:style-name="Source_20_Text"><text:span text:style-name="T16">o</text:span></text:span><text:span text:style-name="Source_20_Text">(</text:span></text:p>
      <text:p text:style-name="P3"><text:span text:style-name="Source_20_Text"><text:s text:c="12"/>var_</text:span><text:span text:style-name="Source_20_Text"><text:span text:style-name="T16">uno</text:span></text:span><text:span text:style-name="Source_20_Text">,var_</text:span><text:span text:style-name="Source_20_Text"><text:span text:style-name="T15">d</text:span></text:span><text:span text:style-name="Source_20_Text"><text:span text:style-name="T16">os</text:span></text:span><text:span text:style-name="Source_20_Text">,</text:span></text:p>
      <text:p text:style-name="P3"><text:span text:style-name="Source_20_Text"><text:s text:c="12"/>var_</text:span><text:span text:style-name="Source_20_Text"><text:span text:style-name="T16">tres</text:span></text:span><text:span text:style-name="Source_20_Text">, var_</text:span><text:span text:style-name="Source_20_Text"><text:span text:style-name="T15">cuatro</text:span></text:span><text:span text:style-name="Source_20_Text">):</text:span></text:p>
      <text:p text:style-name="Source_20_Code"><text:span text:style-name="Source_20_Text"><text:s text:c="4"/>print(var_</text:span><text:span text:style-name="Source_20_Text"><text:span text:style-name="T17">uno</text:span></text:span><text:span text:style-name="Source_20_Text">)</text:span></text:p>
      <text:p text:style-name="Text_20_body">En el caso de expresiones lógicas, pueden añadir paréntesis para poder partirlas después de un operador:</text:p>
      <text:p text:style-name="Source_20_Code"><text:span text:style-name="Source_20_Text">if </text:span><text:span text:style-name="Example">(</text:span><text:span text:style-name="Source_20_Text">condicion1 and condicion2 and </text:span></text:p>
      <text:p text:style-name="Source_20_Code"><text:span text:style-name="Source_20_Text"><text:s text:c="4"/>condicion3 and condicion4</text:span><text:span text:style-name="Example">)</text:span><text:span text:style-name="Source_20_Text">:</text:span></text:p>
      <text:p text:style-name="Source_20_Code"><text:span text:style-name="Source_20_Text"><text:s text:c="4"/>print("Hola")</text:span></text:p>
      <text:p text:style-name="Text_20_body">Si no hay paréntesis (ni corchetes ni llaves), la línea se puede partir utilizando la contrabarra (\). </text:p>
      <text:p text:style-name="Text_20_body">En el caso de expresiones lógicas, se aconseja hacerlo después de un operador:</text:p>
      <text:p text:style-name="Source_20_Code"><text:span text:style-name="Source_20_Text">if condicion1 and condicion2 and condicion3 and</text:span><text:span text:style-name="Example"> \</text:span></text:p>
      <text:p text:style-name="Source_20_Code"><text:span text:style-name="Source_20_Text"><text:s text:c="4"/>condicion4:</text:span></text:p>
      <text:p text:style-name="Source_20_Code"><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oft-page-break/><text:span text:style-name="Source_20_Text">print("Esta línea está cortada en dos líneas de menos de 79 caracteres</text:span><text:span text:style-name="Example"> \</text:span></text:p>
      <text:p text:style-name="Source_20_Code"><text:span text:style-name="Source_20_Text">usando una contrabarra")</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text:span></text:p>
      <text:p text:style-name="Source_20_Code"><text:span text:style-name="Source_20_Text">print("Esta línea está cortada en dos líneas de menos de 79 caracteres</text:span><text:span text:style-name="Example"> "</text:span></text:p>
      <text:p text:style-name="Source_20_Code"><text:span text:style-name="Example"><text:s text:c="6"/>"</text:span><text:span text:style-name="Source_20_Text">partiendo la cadena en dos")</text:span></text:p>
      <text:h text:style-name="Heading_20_2" text:outline-level="2">Instrucciones por línea</text:h>
      <text:p text:style-name="Text_20_body">Aunque Python permite escribir varias instrucciones por línea separándolas por puntos y comas (<text:span text:style-name="Example">;</text:span>), se <text:span text:style-name="Strong_20_Emphasis">recomienda</text:span> escribir una única instrucción por línea.</text:p>
      <table:table table:name="Tabla7" table:style-name="Tabla7">
        <table:table-column table:style-name="Tabla7.A"/>
        <table:table-column table:style-name="Tabla7.B"/>
        <table:table-row>
          <table:table-cell table:style-name="Tabla7.A1" office:value-type="string">
            <text:p text:style-name="Table_20_Heading">Sí:</text:p>
          </table:table-cell>
          <table:table-cell table:style-name="Tabla7.A1" office:value-type="string">
            <text:p text:style-name="Table_20_Heading">No:</text:p>
          </table:table-cell>
        </table:table-row>
        <table:table-row>
          <table:table-cell table:style-name="Tabla7.A1" office:value-type="string">
            <text:p text:style-name="Celda"><text:span text:style-name="Source_20_Text">print("Hola")</text:span></text:p>
            <text:p text:style-name="Celda"><text:span text:style-name="Source_20_Text">print("Adiós")</text:span></text:p>
          </table:table-cell>
          <table:table-cell table:style-name="Tabla7.A1" office:value-type="string">
            <text:p text:style-name="Celda"><text:span text:style-name="Source_20_Text">print("Hola"); print("Adiós")</text:span></text:p>
          </table:table-cell>
        </table:table-row>
      </table:table>
      <text:h text:style-name="Heading_20_2" text:outline-level="2">Espacios en blanco</text:h>
      <text:p text:style-name="Text_20_body">Evitar espacios en las siguientes situaciones:</text:p>
      <text:p text:style-name="Text_20_body">Justo en el interior de paréntesis, corchetes o llaves:</text:p>
      <table:table table:name="Tabla1" table:style-name="Tabla1">
        <table:table-column table:style-name="Tabla1.A"/>
        <table:table-column table:style-name="Tabla1.B"/>
        <table:table-row>
          <table:table-cell table:style-name="Tabla1.A1" office:value-type="string">
            <text:p text:style-name="Table_20_Heading">Sí:</text:p>
          </table:table-cell>
          <table:table-cell table:style-name="Tabla1.A1" office:value-type="string">
            <text:p text:style-name="Table_20_Heading">No:</text:p>
          </table:table-cell>
        </table:table-row>
        <table:table-row>
          <table:table-cell table:style-name="Tabla1.A1" office:value-type="string">
            <text:p text:style-name="Celda"><text:span text:style-name="Source_20_Text">spam(ham[1], {eggs: 2})</text:span></text:p>
          </table:table-cell>
          <table:table-cell table:style-name="Tabla1.A1" office:value-type="string">
            <text:p text:style-name="Celda"><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Text_20_body">Justo antes de una coma, punto y coma o dos puntos:</text:p>
      <table:table table:name="Tabla2" table:style-name="Tabla2">
        <table:table-column table:style-name="Tabla2.A"/>
        <table:table-column table:style-name="Tabla2.B"/>
        <table:table-row>
          <table:table-cell table:style-name="Tabla2.A1" office:value-type="string">
            <text:p text:style-name="Table_20_Heading">Sí:</text:p>
          </table:table-cell>
          <table:table-cell table:style-name="Tabla2.A1" office:value-type="string">
            <text:p text:style-name="Table_20_Heading">No:</text:p>
          </table:table-cell>
        </table:table-row>
        <table:table-row>
          <table:table-cell table:style-name="Tabla2.A1" office:value-type="string">
            <text:p text:style-name="Celda"><text:span text:style-name="Source_20_Text">if x == 4: print x, y; x, y = y, x</text:span></text:p>
          </table:table-cell>
          <table:table-cell table:style-name="Tabla2.A1" office:value-type="string">
            <text:p text:style-name="Celda"><text:span text:style-name="Source_20_Text">if x == 4</text:span><text:span text:style-name="Example"> </text:span><text:span text:style-name="Source_20_Text">: print x</text:span><text:span text:style-name="Example"> </text:span><text:span text:style-name="Source_20_Text">, y</text:span><text:span text:style-name="Example"> </text:span><text:span text:style-name="Source_20_Text">; x</text:span><text:span text:style-name="Example"> </text:span><text:span text:style-name="Source_20_Text">, y = y</text:span><text:span text:style-name="Example"> </text:span><text:span text:style-name="Source_20_Text">, x</text:span></text:p>
          </table:table-cell>
        </table:table-row>
      </table:table>
      <text:p text:style-name="Text_20_body">Justo antes de abrir el paréntesis de una función:</text:p>
      <table:table table:name="Tabla3" table:style-name="Tabla3">
        <table:table-column table:style-name="Tabla3.A"/>
        <table:table-column table:style-name="Tabla3.B"/>
        <table:table-row>
          <table:table-cell table:style-name="Tabla3.A1" office:value-type="string">
            <text:p text:style-name="Table_20_Heading">Sí:</text:p>
          </table:table-cell>
          <table:table-cell table:style-name="Tabla3.A1" office:value-type="string">
            <text:p text:style-name="Table_20_Heading">No:</text:p>
          </table:table-cell>
        </table:table-row>
        <table:table-row>
          <table:table-cell table:style-name="Tabla3.A1" office:value-type="string">
            <text:p text:style-name="Celda"><text:span text:style-name="Source_20_Text">spam(1)</text:span></text:p>
          </table:table-cell>
          <table:table-cell table:style-name="Tabla3.A1" office:value-type="string">
            <text:p text:style-name="Celda"><text:span text:style-name="Source_20_Text">spam</text:span><text:span text:style-name="Example"> </text:span><text:span text:style-name="Source_20_Text">(1)</text:span></text:p>
          </table:table-cell>
        </table:table-row>
      </table:table>
      <text:p text:style-name="Text_20_body">Justo antes de los corchetes que indican un índice:</text:p>
      <table:table table:name="Tabla4" table:style-name="Tabla4">
        <table:table-column table:style-name="Tabla4.A"/>
        <table:table-column table:style-name="Tabla4.B"/>
        <table:table-row>
          <table:table-cell table:style-name="Tabla4.A1" office:value-type="string">
            <text:p text:style-name="Table_20_Heading">Sí:</text:p>
          </table:table-cell>
          <table:table-cell table:style-name="Tabla4.A1" office:value-type="string">
            <text:p text:style-name="Table_20_Heading">No:</text:p>
          </table:table-cell>
        </table:table-row>
        <table:table-row>
          <table:table-cell table:style-name="Tabla4.A1" office:value-type="string">
            <text:p text:style-name="Celda"><text:span text:style-name="Source_20_Text">dict['key'] = list[index]</text:span></text:p>
          </table:table-cell>
          <table:table-cell table:style-name="Tabla4.A1" office:value-type="string">
            <text:p text:style-name="Celda"><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Text_20_body"><text:soft-page-break/>No se debe alinear operadores de distintas líneas usando espacios</text:p>
      <table:table table:name="Tabla5" table:style-name="Tabla5">
        <table:table-column table:style-name="Tabla5.A"/>
        <table:table-column table:style-name="Tabla5.B"/>
        <table:table-row>
          <table:table-cell table:style-name="Tabla5.A1" office:value-type="string">
            <text:p text:style-name="Table_20_Heading">Sí:</text:p>
          </table:table-cell>
          <table:table-cell table:style-name="Tabla5.A1" office:value-type="string">
            <text:p text:style-name="Table_20_Heading">No:</text:p>
          </table:table-cell>
        </table:table-row>
        <table:table-row>
          <table:table-cell table:style-name="Tabla5.A1" office:value-type="string">
            <text:p text:style-name="Celda"><text:span text:style-name="Source_20_Text">x = 1</text:span></text:p>
            <text:p text:style-name="Celda"><text:span text:style-name="Source_20_Text">y = 2</text:span></text:p>
            <text:p text:style-name="Celda"><text:span text:style-name="Source_20_Text">long_variable = 3</text:span></text:p>
          </table:table-cell>
          <table:table-cell table:style-name="Tabla5.A1" office:value-type="string">
            <text:p text:style-name="Celda"><text:span text:style-name="Source_20_Text">x</text:span><text:span text:style-name="Example"> <text:s text:c="11"/></text:span><text:span text:style-name="Source_20_Text"><text:s/>= 1</text:span></text:p>
            <text:p text:style-name="Celda"><text:span text:style-name="Source_20_Text">y</text:span><text:span text:style-name="Example"> <text:s text:c="11"/></text:span><text:span text:style-name="Source_20_Text"><text:s/>= 2</text:span></text:p>
            <text:p text:style-name="Celda"><text:span text:style-name="Source_20_Text">long_variable = 3</text:span></text:p>
          </table:table-cell>
        </table:table-row>
      </table:table>
      <text:h text:style-name="Heading_20_2" text:outline-level="2">Docstrings</text:h>
      <text:p text:style-name="P9"><text:span text:style-name="T26">Esta funcionalidad integra la documentación del programa como parte del mismo y como tal, t</text:span>odas las funciones deben tener un <text:span text:style-name="Example">docstring</text:span> <text:span text:style-name="T26">en que registramos el propósito </text:span><text:span text:style-name="T9">de la función.</text:span></text:p>
      <text:p text:style-name="P10"><text:span text:style-name="T9">Un </text:span><text:span text:style-name="Example"><text:span text:style-name="T25">docstring</text:span></text:span><text:span text:style-name="T9"> es una </text:span><text:span text:style-name="T2">cadena de texto </text:span><text:span text:style-name="T9">que va a continuación de la definición de un método, <text:s/>función, clase </text:span><text:span text:style-name="T10">e incluso módulos</text:span><text:span text:style-name="T9">. Esta cadena es guardada </text:span><text:span text:style-name="T2">en una variable especial llamada </text:span><text:span text:style-name="Example"><text:span text:style-name="T24">__doc__</text:span></text:span><text:span text:style-name="T2">, la cual es posible acceder usando </text:span><text:span text:style-name="Example"><text:span text:style-name="T24">help()</text:span></text:span><text:span text:style-name="T24">, </text:span><text:span text:style-name="T25">siendo e</text:span><text:span text:style-name="T2">sto </text:span><text:span text:style-name="T9">particularmente </text:span><text:span text:style-name="T2">útil </text:span><text:span text:style-name="T9">cuando utilizamos nuestros programas de manera </text:span><text:span text:style-name="T2">interactiva </text:span><text:span text:style-name="T9">en el REPL. Por otro lado, algunos de </text:span><text:span text:style-name="T2">los entornos de programación </text:span><text:span text:style-name="T9">(IDE’s) nos </text:span><text:span text:style-name="T2">lo </text:span><text:span text:style-name="T9">presentan al utilizar esta función o método</text:span><text:span text:style-name="T2">.</text:span></text:p>
      <text:p text:style-name="Source_20_Code">def suma_lenta(numero_1, numero_2):</text:p>
      <text:p text:style-name="Source_20_Code"><text:s text:c="4"/>"""</text:p>
      <text:p text:style-name="Source_20_Code"><text:s text:c="4"/>La suma lenta es una función que realiza la</text:p>
      <text:p text:style-name="Source_20_Code"><text:s text:c="4"/>operación aritmética de la suma pero de una</text:p>
      <text:p text:style-name="Source_20_Code"><text:s text:c="4"/>manera iterativa</text:p>
      <text:p text:style-name="Source_20_Code"><text:s text:c="4"/>"""</text:p>
      <text:p text:style-name="Source_20_Code"><text:s text:c="4"/>pass</text:p>
      <text:p text:style-name="P12">Y con la función definida, podemos acceder <text:span text:style-name="T26">al </text:span><text:span text:style-name="Example"><text:span text:style-name="T23">docstring</text:span></text:span><text:span text:style-name="T26"> usando:</text:span></text:p>
      <text:p text:style-name="Source_20_Code">&gt;&gt;&gt; help(suma_lenta)</text:p>
      <text:p text:style-name="Source_20_Code">Help on function suma_lenta in module __main__:</text:p>
      <text:p text:style-name="Source_20_Code"/>
      <text:p text:style-name="Source_20_Code">suma_lenta(numero_1, numero_2)</text:p>
      <text:p text:style-name="Source_20_Code"><text:s text:c="4"/>La suma lenta es una función que realiza la</text:p>
      <text:p text:style-name="Source_20_Code"><text:s text:c="4"/>operación aritmética de la suma pero de una</text:p>
      <text:p text:style-name="P5"><text:s text:c="4"/>manera iterativa</text:p>
      <text:p text:style-name="P13">Para un ejemplo más completo, prueben con:</text:p>
      <text:p text:style-name="P4"><text:soft-page-break/>&gt;&gt;&gt; import math</text:p>
      <text:p text:style-name="P4">&gt;&gt;&gt; help(math)</text:p>
      <text:h text:style-name="P15" text:outline-level="2"><text:span text:style-name="T27">O</text:span>tras recomendaciones</text:h>
      <text:p text:style-name="Text_20_body">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Text_20_body">Si se utilizan operadores con distintas prioridades, se aconseja utilizar espacios en los operadores de menor prioridad. Nunca escriba más de un espacio y escriba los mismos espacios antes y después de cada operador.</text:p>
      <table:table table:name="Tabla6" table:style-name="Tabla6">
        <table:table-column table:style-name="Tabla6.A"/>
        <table:table-column table:style-name="Tabla6.B"/>
        <table:table-row>
          <table:table-cell table:style-name="Tabla6.A1" office:value-type="string">
            <text:p text:style-name="Table_20_Heading">Sí:</text:p>
          </table:table-cell>
          <table:table-cell table:style-name="Tabla6.A1" office:value-type="string">
            <text:p text:style-name="Table_20_Heading">No:</text:p>
          </table:table-cell>
        </table:table-row>
        <table:table-row>
          <table:table-cell table:style-name="Tabla6.A1" office:value-type="string">
            <text:p text:style-name="P2"><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2"><text:span text:style-name="Source_20_Text">submitted +=</text:span><text:span text:style-name="Example"> </text:span><text:span text:style-name="Source_20_Text">1</text:span></text:p>
            <text:p text:style-name="P2"><text:span text:style-name="Source_20_Text">x = x*2 - 1</text:span></text:p>
            <text:p text:style-name="P2"><text:span text:style-name="Source_20_Text">hypot2 = x*x + y*y</text:span></text:p>
            <text:p text:style-name="P2"><text:span text:style-name="Source_20_Text">c = (a+b) * (a-b)</text:span></text:p>
          </table:table-cell>
          <table:table-cell table:style-name="Tabla6.A1" office:value-type="string">
            <text:p text:style-name="P2"><text:span text:style-name="Source_20_Text">i=i+1</text:span></text:p>
            <text:p text:style-name="P2"><text:span text:style-name="Source_20_Text">submitted +=1</text:span></text:p>
            <text:p text:style-name="P2"><text:span text:style-name="Source_20_Text">x = x</text:span><text:span text:style-name="Example"> </text:span><text:span text:style-name="Source_20_Text">*</text:span><text:span text:style-name="Example"> </text:span><text:span text:style-name="Source_20_Text">2 - 1</text:span></text:p>
            <text:p text:style-name="P2"><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2"><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6" fo:widows="6" style:page-number="auto" fo:background-color="transparent" fo:padding="0.3cm" fo:border="0.06pt solid #000000" style:shadow="none" fo:keep-with-next="always"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Graphics" style:family="graphic">
      <style:graphic-properties text:anchor-type="paragraph" svg:x="0cm" svg:y="0cm" fo:margin-top="0.499cm" fo:margin-bottom="0.499cm" style:wrap="none" style:vertical-pos="top" style:vertical-rel="paragraph" style:horizontal-pos="center" style:horizontal-rel="paragraph" draw:fill="none"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14" number:language="es" number:country="AR" number:title="Definido por el usuario">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37e73e"/>
    </style:style>
    <style:style style:name="MT1" style:family="text">
      <style:text-properties officeooo:rsid="000b2ba5"/>
    </style:style>
    <style:style style:name="MT2" style:family="text">
      <style:text-properties officeooo:rsid="000cbcbc"/>
    </style:style>
    <style:style style:name="MT3" style:family="text">
      <style:text-properties officeooo:rsid="003b54cc"/>
    </style:style>
    <style:style style:name="MT4" style:family="text">
      <style:text-properties officeooo:rsid="0012abe4"/>
    </style:style>
    <style:style style:name="MT5" style:family="text">
      <style:text-properties officeooo:rsid="0037e73e"/>
    </style:style>
    <style:style style:name="MT6"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362783323456" text:id="ct2362783323456">
            <text:deletion>
              <office:change-info>
                <dc:creator>Martín René Vilugrón</dc:creator>
                <dc:date>2021-04-21T15:23:16</dc:date>
              </office:change-info>
              <text:p text:style-name="Footer"><text:span text:style-name="MT2">Taller de Informática y TICs</text:span></text:p>
            </text:deletion>
          </text:changed-region>
          <text:changed-region xml:id="ct2362783319136" text:id="ct2362783319136">
            <text:insertion>
              <office:change-info>
                <dc:creator>Martín René Vilugrón</dc:creator>
                <dc:date>2021-04-21T15:23:16</dc:date>
              </office:change-info>
            </text:insertion>
          </text:changed-region>
        </text:tracked-changes>
        <text:p text:style-name="Footer"><draw:frame draw:style-name="Mfr1" draw:name="Imagen1" text:anchor-type="paragraph" svg:x="-0.011cm" svg:y="0.291cm" svg:width="6.588cm" svg:height="1.087cm" draw:z-index="4"><draw:image xlink:href="Pictures/1000336400001042000002AEBC3335B3.svg" xlink:type="simple" xlink:show="embed" xlink:actuate="onLoad" draw:mime-type="image/svg+xml"/><draw:image xlink:href="Pictures/100000010000009D0000001AAF3877F3.png" xlink:type="simple" xlink:show="embed" xlink:actuate="onLoad" draw:mime-type="image/png"/></draw:frame><text:span text:style-name="MT1"><text:tab/><text:tab/></text:span><text:change text:change-id="ct2362783323456"/><text:change-start text:change-id="ct2362783319136"/>Introducción a la </text:p>
        <text:p text:style-name="Footer"><text:tab/><text:tab/>Ingeniería en Computación<text:change-end text:change-id="ct2362783319136"/></text:p>
        <text:p text:style-name="Footer"><text:tab/><text:tab/><text:date style:data-style-name="N114" text:date-value="2024-01-22T08:44:38.074999689">2024</text:date></text:p>
      </style:header>
      <style:footer>
        <text:tracked-changes>
          <text:changed-region xml:id="ct2362783330656" text:id="ct2362783330656">
            <text:insertion>
              <office:change-info>
                <dc:creator>Martín René Vilugrón</dc:creator>
                <dc:date>2021-04-21T20:31:32</dc:date>
              </office:change-info>
            </text:insertion>
          </text:changed-region>
          <text:changed-region xml:id="ct2362783318272" text:id="ct2362783318272">
            <text:deletion>
              <office:change-info>
                <dc:creator>Martín René Vilugrón</dc:creator>
                <dc:date>2021-04-21T20:28:59</dc:date>
              </office:change-info>
              <text:p text:style-name="MP1"><text:span text:style-name="MT6"><text:page-count>5</text:page-count></text:span></text:p>
            </text:deletion>
          </text:changed-region>
          <text:changed-region xml:id="ct2362783313664" text:id="ct2362783313664">
            <text:deletion>
              <office:change-info>
                <dc:creator>Martín René Vilugrón</dc:creator>
                <dc:date>2021-04-21T20:31:31</dc:date>
              </office:change-info>
              <text:p text:style-name="MP1"><text:span text:style-name="MT2"><text:s/></text:span></text:p>
            </text:deletion>
          </text:changed-region>
        </text:tracked-changes>
        <text:p text:style-name="MP1"><text:span text:style-name="MT3">r</text:span><text:editing-cycles>23</text:editing-cycles>/<text:span text:style-name="MT4"><text:date style:data-style-name="N114" text:date-value="2021-05-14T18:49:51.587688680" text:fixed="true">2021</text:date></text:span><text:span text:style-name="MT5">(MrTín)</text:span><text:tab/><text:tab/>Página <text:page-number text:select-page="current">5</text:page-number><text:s/><text:span text:style-name="MT2">de</text:span><text:change-start text:change-id="ct2362783330656"/><text:span text:style-name="MT2"> </text:span><text:change-end text:change-id="ct2362783330656"/><text:span text:style-name="MT2"><text:page-count>5</text:page-count></text:span><text:change text:change-id="ct2362783318272"/><text:change text:change-id="ct2362783313664"/></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1-05-14T18:49:37.187798213</meta:creation-date>
    <dc:date>2024-01-22T08:44:35.614000000</dc:date>
    <dc:creator>Martín René Vilugrón</dc:creator>
    <meta:editing-duration>P2DT12H34M37S</meta:editing-duration>
    <meta:editing-cycles>23</meta:editing-cycles>
    <meta:generator>LibreOffice/7.6.4.1$Windows_X86_64 LibreOffice_project/e19e193f88cd6c0525a17fb7a176ed8e6a3e2aa1</meta:generator>
    <meta:document-statistic meta:table-count="7" meta:image-count="1" meta:object-count="0" meta:page-count="5" meta:paragraph-count="120" meta:word-count="997" meta:character-count="6006" meta:non-whitespace-character-count="4965"/>
  </office:meta>
</office:document-meta>
</file>